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808080" loext:opacity="100%" style:font-name="Arial1" fo:font-size="11pt" officeooo:rsid="000b7c38" officeooo:paragraph-rsid="000b7c38" style:font-size-asian="11pt" style:font-size-complex="11pt"/>
    </style:style>
    <style:style style:name="P2" style:family="paragraph" style:parent-style-name="Standard">
      <style:paragraph-properties fo:line-height="100%"/>
      <style:text-properties fo:color="#808080" loext:opacity="100%" style:font-name="Arial1" fo:font-size="11pt" officeooo:rsid="000b7c38" officeooo:paragraph-rsid="000b7c38" style:font-size-asian="11pt" style:font-size-complex="11pt"/>
    </style:style>
    <style:style style:name="P3" style:family="paragraph" style:parent-style-name="Standard">
      <style:text-properties fo:color="#000000" loext:opacity="100%" style:font-name="Arial1" fo:font-size="11pt" officeooo:rsid="000c9059" officeooo:paragraph-rsid="000c9059" style:font-size-asian="11pt" style:font-size-complex="11pt"/>
    </style:style>
    <style:style style:name="P4" style:family="paragraph" style:parent-style-name="Standard">
      <style:text-properties style:font-name="Arial1" fo:font-size="11pt" officeooo:rsid="000b7c38" officeooo:paragraph-rsid="000b7c38" style:font-size-asian="11pt" style:font-size-complex="11pt"/>
    </style:style>
    <style:style style:name="P5" style:family="paragraph" style:parent-style-name="Standard">
      <style:paragraph-properties fo:margin-top="0in" fo:margin-bottom="0in" style:contextual-spacing="false"/>
      <style:text-properties style:font-name="Arial1" fo:font-size="11pt" officeooo:rsid="000b7c38" officeooo:paragraph-rsid="000f34d5" style:font-size-asian="11pt" style:font-size-complex="11pt"/>
    </style:style>
    <style:style style:name="P6" style:family="paragraph" style:parent-style-name="Standard">
      <style:paragraph-properties fo:margin-top="0in" fo:margin-bottom="0in" style:contextual-spacing="false"/>
      <style:text-properties style:font-name="Arial1" fo:font-size="11pt" officeooo:rsid="000b7c38" officeooo:paragraph-rsid="0011bc25" style:font-size-asian="11pt" style:font-size-complex="11pt"/>
    </style:style>
    <style:style style:name="P7" style:family="paragraph" style:parent-style-name="Standard">
      <style:text-properties style:font-name="Arial1" fo:font-size="11pt" officeooo:rsid="000b7c38" officeooo:paragraph-rsid="001332d1" style:font-size-asian="11pt" style:font-size-complex="11pt"/>
    </style:style>
    <style:style style:name="P8" style:family="paragraph" style:parent-style-name="Standard">
      <style:text-properties style:font-name="Arial1" fo:font-size="11pt" officeooo:rsid="000b7c38" officeooo:paragraph-rsid="0019535b" style:font-size-asian="11pt" style:font-size-complex="11pt"/>
    </style:style>
    <style:style style:name="P9" style:family="paragraph" style:parent-style-name="Standard">
      <style:text-properties style:font-name="Arial1" fo:font-size="11pt" officeooo:rsid="000b7c38" officeooo:paragraph-rsid="001ae805" style:font-size-asian="11pt" style:font-size-complex="11pt"/>
    </style:style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>
      <style:text-properties style:font-name="Arial1" fo:font-size="11pt" officeooo:paragraph-rsid="001332d1" style:font-size-asian="11pt" style:font-size-complex="11pt"/>
    </style:style>
    <style:style style:name="P12" style:family="paragraph" style:parent-style-name="Standard">
      <style:text-properties style:font-name="Arial1" fo:font-size="11pt" officeooo:paragraph-rsid="001ae805" style:font-size-asian="11pt" style:font-size-complex="11pt"/>
    </style:style>
    <style:style style:name="P13" style:family="paragraph" style:parent-style-name="Standard">
      <style:text-properties officeooo:paragraph-rsid="0019535b"/>
    </style:style>
    <style:style style:name="P14" style:family="paragraph" style:parent-style-name="Standard">
      <style:text-properties officeooo:paragraph-rsid="001ae805"/>
    </style:style>
    <style:style style:name="P15" style:family="paragraph" style:parent-style-name="Text_20_body">
      <style:paragraph-properties fo:margin-left="0.7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style:paragraph-properties fo:margin-left="0.7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c38" officeooo:paragraph-rsid="000b7c38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margin-left="0.75in" fo:margin-right="0in" fo:margin-top="0in" fo:margin-bottom="0in" style:contextual-spacing="false" fo:line-height="138%" fo:text-indent="0in" style:auto-text-indent="false" style:writing-mode="lr-tb"/>
      <style:text-properties fo:color="#000000" loext:opacity="100%"/>
    </style:style>
    <style:style style:name="P19" style:family="paragraph" style:parent-style-name="Text_20_body">
      <style:paragraph-properties fo:margin-top="0in" fo:margin-bottom="0in" style:contextual-spacing="false"/>
      <style:text-properties style:font-name="Arial1" fo:font-size="11pt" officeooo:rsid="000b7c38" officeooo:paragraph-rsid="000f34d5" style:font-size-asian="11pt" style:font-size-complex="11pt"/>
    </style:style>
    <style:style style:name="P20" style:family="paragraph" style:parent-style-name="Text_20_body">
      <style:paragraph-properties fo:line-height="100%"/>
      <style:text-properties officeooo:paragraph-rsid="0014890d"/>
    </style:style>
    <style:style style:name="P21" style:family="paragraph" style:parent-style-name="Text_20_body">
      <style:paragraph-properties fo:line-height="100%"/>
      <style:text-properties officeooo:paragraph-rsid="001ae805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officeooo:rsid="000c9059"/>
    </style:style>
    <style:style style:name="T3" style:family="text">
      <style:text-properties fo:color="#0000ff" loext:opacity="100%" style:font-name="Arial1" fo:font-size="11pt" officeooo:rsid="000b7c38" style:font-size-asian="11pt" style:font-size-complex="11pt"/>
    </style:style>
    <style:style style:name="T4" style:family="text">
      <style:text-properties fo:color="#0000ff" loext:opacity="100%" fo:background-color="#ffff00" loext:char-shading-value="0"/>
    </style:style>
    <style:style style:name="T5" style:family="text">
      <style:text-properties fo:color="#0000ff" loext:opacity="100%" fo:background-color="#ffff00" loext:char-shading-value="0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0dd504"/>
    </style:style>
    <style:style style:name="T8" style:family="text">
      <style:text-properties fo:color="#000000" loext:opacity="100%" officeooo:rsid="000ff52d"/>
    </style:style>
    <style:style style:name="T9" style:family="text">
      <style:text-properties fo:color="#000000" loext:opacity="100%" officeooo:rsid="0011bc25"/>
    </style:style>
    <style:style style:name="T10" style:family="text">
      <style:text-properties fo:color="#000000" loext:opacity="100%" style:font-name="Arial1" fo:font-size="11pt" style:font-size-asian="11pt" style:font-size-complex="11pt"/>
    </style:style>
    <style:style style:name="T11" style:family="text">
      <style:text-properties fo:color="#000000" loext:opacity="100%" style:font-name="Arial1" fo:font-size="11pt" officeooo:rsid="000b7c38" style:font-size-asian="11pt" style:font-size-complex="11pt"/>
    </style:style>
    <style:style style:name="T12" style:family="text">
      <style:text-properties fo:color="#000000" loext:opacity="100%" officeooo:rsid="001763d4"/>
    </style:style>
    <style:style style:name="T13" style:family="text">
      <style:text-properties fo:color="#000000" loext:opacity="100%" fo:background-color="#ffff00" loext:char-shading-value="0"/>
    </style:style>
    <style:style style:name="T14" style:family="text">
      <style:text-properties fo:color="#000000" loext:opacity="100%" fo:background-color="#ffff00" loext:char-shading-value="0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fo:font-weight="normal"/>
    </style:style>
    <style:style style:name="T17" style:family="text">
      <style:text-properties fo:color="#808080" loext:opacity="100%" style:font-name="Arial1" fo:font-size="11pt" style:font-size-asian="11pt" style:font-size-complex="11pt"/>
    </style:style>
    <style:style style:name="T18" style:family="text">
      <style:text-properties fo:color="#808080" loext:opacity="100%" style:font-name="Arial1" fo:font-size="11pt" officeooo:rsid="000b7c38" style:font-size-asian="11pt" style:font-size-complex="11pt"/>
    </style:style>
    <style:style style:name="T19" style:family="text">
      <style:text-properties fo:color="#808080" loext:opacity="100%" fo:background-color="#ffff00" loext:char-shading-value="0"/>
    </style:style>
    <style:style style:name="T20" style:family="text">
      <style:text-properties fo:color="#808080" loext:opacity="100%" fo:background-color="#ffff00" loext:char-shading-value="0"/>
    </style:style>
    <style:style style:name="T21" style:family="text">
      <style:text-properties fo:color="#ff00ff" loext:opacity="100%"/>
    </style:style>
    <style:style style:name="T22" style:family="text">
      <style:text-properties style:font-name="Arial" fo:font-size="11pt" fo:font-style="normal" fo:font-weight="normal"/>
    </style:style>
    <style:style style:name="T23" style:family="text">
      <style:text-properties style:font-name="Arial" fo:font-style="normal" fo:font-weight="normal"/>
    </style:style>
    <style:style style:name="T24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dd504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1bc25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f34d5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1bc25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9535b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c38" style:text-blinking="false" fo:background-color="transparent" loext:char-shading-value="0" style:font-size-asian="11pt" style:font-size-complex="11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1" fo:font-size="11pt" style:text-underline-style="none" style:text-blinking="false" fo:background-color="transparent" loext:char-shading-value="0" style:font-size-asian="11pt" style:font-size-complex="11pt"/>
    </style:style>
    <style:style style:name="T43" style:family="text">
      <style:text-properties fo:font-variant="normal" fo:text-transform="none" fo:color="#80808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4" style:family="text">
      <style:text-properties officeooo:rsid="001ae8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9)</text:p>
      <text:p text:style-name="P4"><text:span text:style-name="T1">create</text:span><text:span text:style-name="T6"> </text:span><text:span text:style-name="T1">table</text:span><text:span text:style-name="T6"> Product_supplied_by </text:span><text:span text:style-name="T15">(</text:span></text:p>
      <text:p text:style-name="P10"><text:span text:style-name="T6">s</text:span><text:span text:style-name="T9">up</text:span><text:span text:style-name="T15">-</text:span><text:span text:style-name="T6">id </text:span><text:span text:style-name="T2">varchar(20) not null</text:span><text:span text:style-name="T15">,</text:span></text:p>
      <text:p text:style-name="P10"><text:span text:style-name="T8">p</text:span><text:span text:style-name="T7">_</text:span><text:span text:style-name="T6">id </text:span><text:span text:style-name="T2">varchar(20)not null</text:span><text:span text:style-name="T15">,</text:span></text:p>
      <text:p text:style-name="P3">From_Date date,</text:p>
      <text:p text:style-name="P19"><text:bookmark text:name="docs-internal-guid-ebce4f11-7fff-d5f8-02c9-93fb43d9f3b3"/><text:span text:style-name="T26"> </text:span><text:span text:style-name="T28">Unit_price numeric(10,2) check(value &gt;= 0)</text:span></text:p>
      <text:p text:style-name="P19"><text:span text:style-name="T1">Primary</text:span><text:span text:style-name="T6"> </text:span><text:span text:style-name="T1">Key</text:span><text:span text:style-name="T15">(</text:span><text:span text:style-name="T6">s</text:span><text:span text:style-name="T15">-</text:span><text:span text:style-name="T6">id</text:span><text:span text:style-name="T15">,</text:span><text:span text:style-name="T6"> p</text:span><text:span text:style-name="T15">-</text:span><text:span text:style-name="T6">id</text:span><text:span text:style-name="T15">),</text:span></text:p>
      <text:p text:style-name="P5"><text:bookmark text:name="docs-internal-guid-3dd1ad6d-7fff-8a32-4682-84bba6914db7"/><text:span text:style-name="T31">Foreignkey(</text:span><text:span text:style-name="T33">p</text:span><text:span text:style-name="T29">_</text:span><text:span text:style-name="T28">id</text:span><text:span text:style-name="T31">) references </text:span><text:span text:style-name="T32">product</text:span><text:span text:style-name="T43"> ,</text:span></text:p>
      <text:p text:style-name="P6"><text:bookmark text:name="docs-internal-guid-3dd1ad6d-7fff-8a32-4682-84bba6914db7 Copy 1"/><text:span text:style-name="T31">Foreignkey(</text:span><text:span text:style-name="T28">s</text:span><text:span text:style-name="T30">up</text:span><text:span text:style-name="T43">-</text:span><text:span text:style-name="T28">id</text:span><text:span text:style-name="T31">) references </text:span><text:span text:style-name="T33">Supplier</text:span><text:span text:style-name="T43"> </text:span></text:p>
      <text:p text:style-name="P19"><text:span text:style-name="T28">);</text:span></text:p>
      <text:p text:style-name="P19"><text:span text:style-name="T28"/></text:p>
      <text:p text:style-name="P17"><text:bookmark text:name="docs-internal-guid-eee9f110-7fff-a934-70af-a48346d29064"/><text:span text:style-name="T44">20)</text:span>   Create table Supplier_address</text:p>
      <text:p text:style-name="P16">(sup_id varchar(20) not null,</text:p>
      <text:p text:style-name="P15"> <text:span text:style-name="T22">Address varchar(50),</text:span></text:p>
      <text:p text:style-name="P18"><text:span text:style-name="T25">  </text:span><text:span text:style-name="T24">Primarykey(sup_id,address));</text:span></text:p>
      <text:p text:style-name="P1">21)</text:p>
      <text:p text:style-name="P4"><text:span text:style-name="T1">create</text:span><text:span text:style-name="T6"> </text:span><text:span text:style-name="T1">table</text:span><text:span text:style-name="T6"> Supplier_Phone </text:span><text:span text:style-name="T15">(</text:span></text:p>
      <text:p text:style-name="P11"><text:span text:style-name="T31">sup_id varchar(20) not null</text:span><text:span text:style-name="T15">,</text:span></text:p>
      <text:p text:style-name="P10"><text:bookmark text:name="docs-internal-guid-47c86af0-7fff-6caa-3c1b-aa4f8a294c5d"/><text:span text:style-name="T31">Phone_Number </text:span><text:span text:style-name="T36">numeric</text:span><text:span text:style-name="T31">(10,0)</text:span><text:span text:style-name="T27"> </text:span><text:span text:style-name="T36">not null </text:span><text:span text:style-name="T15">,</text:span></text:p>
      <text:p text:style-name="P7"><text:span text:style-name="T1">Primary</text:span><text:span text:style-name="T6"> </text:span><text:span text:style-name="T1">Key</text:span><text:span text:style-name="T15">(</text:span><text:span text:style-name="T31">sup_id </text:span><text:span text:style-name="T15">,</text:span><text:span text:style-name="T6"> </text:span><text:span text:style-name="T31">Phone_Number</text:span><text:span text:style-name="T15">));</text:span></text:p>
      <text:p text:style-name="P1"/>
      <text:p text:style-name="P1">22)</text:p>
      <text:p text:style-name="P4"><text:span text:style-name="T1">create</text:span><text:span text:style-name="T6"> </text:span><text:span text:style-name="T1">table</text:span><text:span text:style-name="T6"> DMC_Company </text:span><text:span text:style-name="T15">(</text:span></text:p>
      <text:p text:style-name="P12"><text:span text:style-name="T31">DMC# </text:span><text:span text:style-name="T36">varchar</text:span><text:span text:style-name="T31">(10) </text:span><text:bookmark text:name="docs-internal-guid-979ec2ed-7fff-b286-b4fe-83c8370e39ae Copy 1"/><text:span text:style-name="T36">check </text:span><text:span text:style-name="T31">(DMC# like ‘D%’)</text:span><text:span text:style-name="T15">,</text:span></text:p>
      <text:p text:style-name="P10"><text:bookmark text:name="docs-internal-guid-dcbc6c78-7fff-ff23-2e39-c6ec6c29bbc0"/><text:span text:style-name="T26"> </text:span><text:span text:style-name="T31">Name varchar(20) not null</text:span><text:span text:style-name="T15">,</text:span></text:p>
      <text:p text:style-name="P10"><text:bookmark text:name="docs-internal-guid-ce9289a1-7fff-3374-f08f-c4568a6b64cf"/><text:span text:style-name="T26"> </text:span><text:span text:style-name="T31">Email varchar(20)</text:span><text:span text:style-name="T15">,</text:span></text:p>
      <text:p text:style-name="P10"><text:bookmark text:name="docs-internal-guid-6b6ee0f7-7fff-8dc2-98b5-cbecac146ff5"/><text:span text:style-name="T31">Year date</text:span><text:span text:style-name="T15"> ,</text:span></text:p>
      <text:p text:style-name="P20"><text:bookmark text:name="docs-internal-guid-54a5fc4b-7fff-c2fd-2e3a-6329e21c648f"/><text:span text:style-name="T42"> </text:span><text:span text:style-name="T38">Rating numeric(2,0) check (value between 1 and 5),</text:span></text:p>
      <text:p text:style-name="P21"><text:span text:style-name="T3">Primary</text:span><text:span text:style-name="T11"> </text:span><text:span text:style-name="T3">Key</text:span><text:span text:style-name="T18">(</text:span><text:span text:style-name="T39">DMC#</text:span><text:span text:style-name="T18">));</text:span></text:p>
      <text:p text:style-name="P2"/>
      <text:p text:style-name="P1">23)</text:p>
      <text:p text:style-name="P4"><text:span text:style-name="T1">create</text:span><text:span text:style-name="T6"> </text:span><text:span text:style-name="T1">table</text:span><text:span text:style-name="T6"> DMC_Address </text:span><text:span text:style-name="T15">(</text:span></text:p>
      <text:p text:style-name="P14"><text:bookmark text:name="docs-internal-guid-86b4af0b-7fff-0d0e-2896-30ec7f4d5bff"/><text:span text:style-name="T38"> DMC# </text:span><text:span text:style-name="T41">varchar</text:span><text:span text:style-name="T38">(10) </text:span><text:bookmark text:name="docs-internal-guid-979ec2ed-7fff-b286-b4fe-83c8370e39ae"/><text:span text:style-name="T40">check </text:span><text:span text:style-name="T37">(DMC# like ‘D%’)</text:span><text:span text:style-name="T17">,</text:span></text:p>
      <text:p text:style-name="P10"><text:span text:style-name="T1">Address</text:span><text:span text:style-name="T6"> </text:span><text:span text:style-name="T1">varchar</text:span><text:span text:style-name="T15">(</text:span><text:span text:style-name="T12">50</text:span><text:span text:style-name="T15">),</text:span></text:p>
      <text:p text:style-name="P9"><text:span text:style-name="T1">Primary</text:span><text:span text:style-name="T6"> </text:span><text:span text:style-name="T1">Key</text:span><text:span text:style-name="T15">(</text:span><text:span text:style-name="T31">DMC#</text:span><text:span text:style-name="T15">));<text:tab/></text:span></text:p>
      <text:p text:style-name="P1"/>
      <text:p text:style-name="P1">24)</text:p>
      <text:p text:style-name="P4"><text:span text:style-name="T1">create</text:span><text:span text:style-name="T6"> </text:span><text:span text:style-name="T1">table</text:span><text:span text:style-name="T6"> DMC_Phone </text:span><text:span text:style-name="T1">values</text:span><text:span text:style-name="T15">(</text:span></text:p>
      <text:p text:style-name="P12"><text:span text:style-name="T31">DMC# </text:span><text:span text:style-name="T36">varchar</text:span><text:span text:style-name="T31">(10) </text:span><text:bookmark text:name="docs-internal-guid-979ec2ed-7fff-b286-b4fe-83c8370e39ae Copy 2"/><text:span text:style-name="T36">check </text:span><text:span text:style-name="T31">(DMC# like ‘D%’)</text:span><text:span text:style-name="T15">,</text:span></text:p>
      <text:p text:style-name="P10"><text:bookmark text:name="docs-internal-guid-9078d9dc-7fff-e57f-6d65-d471c4f02854"/><text:span text:style-name="T31">Phone_Number </text:span><text:span text:style-name="T36">numeric</text:span><text:span text:style-name="T31">(10,0)</text:span><text:span text:style-name="T27"> </text:span><text:span text:style-name="T36">not null</text:span><text:span text:style-name="T15">,</text:span></text:p>
      <text:p text:style-name="P9"><text:span text:style-name="T1">Primary</text:span><text:span text:style-name="T6"> </text:span><text:span text:style-name="T1">Key</text:span><text:span text:style-name="T15">(</text:span><text:span text:style-name="T31">DMC#</text:span><text:span text:style-name="T15">));</text:span></text:p>
      <text:p text:style-name="P1"/>
      <text:p text:style-name="P1">25)</text:p>
      <text:p text:style-name="P4"><text:span text:style-name="T1">create</text:span><text:span text:style-name="T6"> </text:span><text:span text:style-name="T1">table</text:span><text:span text:style-name="T6"> Payment </text:span><text:span text:style-name="T1">values</text:span><text:span text:style-name="T15">(</text:span></text:p>
      <text:p text:style-name="P14"><text:bookmark text:name="docs-internal-guid-b9bc9bb8-7fff-64e0-a50c-790a374ec35b"/><text:span text:style-name="T38">Pay#</text:span><text:span text:style-name="T10"> <text:s/></text:span><text:span text:style-name="T38">varchar(20) </text:span><text:bookmark text:name="docs-internal-guid-c17d4068-7fff-49e0-d75f-b9ee4922c26d Copy 1"/><text:span text:style-name="T40">check </text:span><text:span text:style-name="T37">(Pay# like ‘#P%’)</text:span><text:span text:style-name="T17">,</text:span></text:p>
      <text:p text:style-name="P13"><text:bookmark text:name="docs-internal-guid-63d7ef31-7fff-e7bb-60a6-200f760a307b"/><text:span text:style-name="T42"> </text:span><text:span text:style-name="T38">Mode </text:span><text:span text:style-name="T41">varchar</text:span><text:span text:style-name="T38">(10)</text:span><text:span text:style-name="T17"> </text:span><text:bookmark text:name="docs-internal-guid-3c407f0c-7fff-3281-fa57-1877b62e907a"/><text:span text:style-name="T40">check </text:span><text:span text:style-name="T37">( Mode </text:span><text:span text:style-name="T40">in </text:span><text:span text:style-name="T37">(‘Cash’, ‘Card’, ‘Coupon’)</text:span><text:span text:style-name="T15"> </text:span><text:span text:style-name="T17">,,</text:span></text:p>
      <text:p text:style-name="P10"><text:bookmark text:name="docs-internal-guid-2fa3b9e8-7fff-47fa-285e-dc47c875a65b"/><text:span text:style-name="T31">Amount numeric(10,2)</text:span><text:span text:style-name="T1"> </text:span><text:span text:style-name="T15">,</text:span></text:p>
      <text:p text:style-name="P10"><text:bookmark text:name="docs-internal-guid-454dacec-7fff-aabc-59d4-00c0c4d6e649"/><text:span text:style-name="T31">o_id varchar(20) not null</text:span><text:span text:style-name="T1"> </text:span><text:span text:style-name="T15">,</text:span></text:p>
      <text:p text:style-name="P9"><text:span text:style-name="T1">Primary</text:span><text:span text:style-name="T6"> </text:span><text:span text:style-name="T1">Key</text:span><text:span text:style-name="T15">(</text:span><text:span text:style-name="T31">Pay#</text:span><text:span text:style-name="T15">,</text:span><text:span text:style-name="T31">o_id</text:span><text:span text:style-name="T6"> </text:span><text:span text:style-name="T15">),</text:span></text:p>
      <text:p text:style-name="P8"><text:bookmark text:name="docs-internal-guid-3dd1ad6d-7fff-8a32-4682-84bba6914db7 Copy 1 Copy 1"/><text:soft-page-break/><text:span text:style-name="T31">Foreignkey(o_id) references </text:span><text:span text:style-name="T34">order</text:span><text:span text:style-name="T15">);</text:span></text:p>
      <text:p text:style-name="P1"/>
      <text:p text:style-name="P1">26)</text:p>
      <text:p text:style-name="P4"><text:span text:style-name="T1">create</text:span><text:span text:style-name="T6"> </text:span><text:span text:style-name="T1">table</text:span><text:span text:style-name="T6"> Payment_Goesto_DMC </text:span><text:span text:style-name="T15">(</text:span></text:p>
      <text:p text:style-name="P14"><text:bookmark text:name="docs-internal-guid-b9bc9bb8-7fff-64e0-a50c-790a374ec35b Copy 1"/><text:span text:style-name="T38">Pay#</text:span><text:span text:style-name="T10"> <text:s/></text:span><text:span text:style-name="T38">varchar(20) </text:span><text:bookmark text:name="docs-internal-guid-c17d4068-7fff-49e0-d75f-b9ee4922c26d"/><text:span text:style-name="T40">check </text:span><text:span text:style-name="T37">(Pay# like ‘#P%’)</text:span><text:span text:style-name="T17">,</text:span></text:p>
      <text:p text:style-name="P12"><text:span text:style-name="T31">DMC# </text:span><text:span text:style-name="T36">varchar</text:span><text:span text:style-name="T31">(10) </text:span><text:bookmark text:name="docs-internal-guid-979ec2ed-7fff-b286-b4fe-83c8370e39ae Copy 2 Copy 1"/><text:span text:style-name="T36">check </text:span><text:span text:style-name="T31">(DMC# like ‘D%’)</text:span><text:span text:style-name="T15">,</text:span></text:p>
      <text:p text:style-name="P10"><text:span text:style-name="T1">Date</text:span><text:span text:style-name="T6"> </text:span><text:span text:style-name="T1">date</text:span><text:span text:style-name="T15">,</text:span></text:p>
      <text:p text:style-name="P10"><text:span text:style-name="T20">%</text:span><text:span text:style-name="T14">_of_pay </text:span><text:span text:style-name="T5">double</text:span><text:span text:style-name="T15">,</text:span></text:p>
      <text:p text:style-name="P9"><text:span text:style-name="T1">Primary</text:span><text:span text:style-name="T6"> </text:span><text:span text:style-name="T1">Key</text:span><text:span text:style-name="T15">(</text:span><text:span text:style-name="T31">Pay#</text:span><text:span text:style-name="T15">,</text:span><text:span text:style-name="T31">DMC#</text:span><text:span text:style-name="T15">));</text:span></text:p>
      <text:p text:style-name="P1"/>
      <text:p text:style-name="P1">27)</text:p>
      <text:p text:style-name="P4"><text:span text:style-name="T1">create</text:span><text:span text:style-name="T6"> </text:span><text:span text:style-name="T1">table</text:span><text:span text:style-name="T6"> Payment_Goesto_Supplier </text:span><text:span text:style-name="T15">(</text:span></text:p>
      <text:p text:style-name="P12"><text:bookmark text:name="docs-internal-guid-b9bc9bb8-7fff-64e0-a50c-790a374ec35b Copy 2"/><text:span text:style-name="T31">Pay#</text:span><text:span text:style-name="T6"> <text:s/></text:span><text:span text:style-name="T31">varchar(20) </text:span><text:bookmark text:name="docs-internal-guid-c17d4068-7fff-49e0-d75f-b9ee4922c26d Copy 2"/><text:span text:style-name="T36">check </text:span><text:span text:style-name="T31">(Pay# like ‘#P%’)</text:span><text:span text:style-name="T15">,</text:span></text:p>
      <text:p text:style-name="P10"><text:bookmark text:name="docs-internal-guid-6f60bd2b-7fff-a686-c89c-6aa08c2b275d"/><text:span text:style-name="T31">sup_id varchar(20) not null</text:span><text:span text:style-name="T1"> </text:span><text:span text:style-name="T15">,</text:span></text:p>
      <text:p text:style-name="P10"><text:span text:style-name="T1">Date</text:span><text:span text:style-name="T6"> </text:span><text:span text:style-name="T1">date</text:span><text:span text:style-name="T15">,</text:span></text:p>
      <text:p text:style-name="P10"><text:span text:style-name="T20">%</text:span><text:span text:style-name="T14">_of_pay </text:span><text:span text:style-name="T5">double</text:span><text:span text:style-name="T15">,</text:span></text:p>
      <text:p text:style-name="P9"><text:span text:style-name="T1">Primary</text:span><text:span text:style-name="T6"> </text:span><text:span text:style-name="T1">Key</text:span><text:span text:style-name="T15">(</text:span><text:span text:style-name="T31">Pay#</text:span><text:span text:style-name="T15">,</text:span><text:span text:style-name="T31">sup_id</text:span><text:span text:style-name="T15">))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5T22:47:33.780000000</meta:creation-date>
    <dc:date>2023-04-07T07:12:19.910000000</dc:date>
    <meta:editing-duration>PT1H1M54S</meta:editing-duration>
    <meta:editing-cycles>13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59" meta:word-count="201" meta:character-count="1508" meta:non-whitespace-character-count="1350"/>
  </office:meta>
</office:document-meta>
</file>